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Quotations">
      <style:paragraph-properties fo:text-align="center" style:justify-single-word="false"/>
    </style:style>
    <style:style style:name="P2" style:family="paragraph" style:parent-style-name="Subtitle">
      <style:text-properties fo:font-size="16pt" style:font-size-asian="16pt" style:font-size-complex="16pt"/>
    </style:style>
    <style:style style:name="P3" style:family="paragraph" style:parent-style-name="Text_20_body">
      <style:text-properties fo:font-size="12pt" officeooo:rsid="0010cd5d" officeooo:paragraph-rsid="0010cd5d" style:font-size-asian="12pt" style:font-size-complex="12pt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officeooo:rsid="0010cd5d" officeooo:paragraph-rsid="0010cd5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0113d5e"/>
    </style:style>
    <style:style style:name="P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777d"/>
    </style:style>
    <style:style style:name="T3" style:family="text">
      <style:text-properties officeooo:rsid="00113d5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 Calmira GNU/Linux</text:p>
      <text:p text:style-name="P5">ВВЕДЕНИЕ.</text:p>
      <text:p text:style-name="Standard"><text:tab/>Дистрибутив Calmira GNU/Linux задумывался как классический легковесный дистрибутив для гиков. Предоставляется минимальное окружение, предназначенное для дальнейшей настройки.</text:p>
      <text:p text:style-name="Standard"><text:tab/>Calmira создавалась и сейчас разрабатывается одним человеком. Больше в команду никто не требуется. На данный момент в процессе сборки новый релиз - Calmira LX4 1.1.</text:p>
      <text:p text:style-name="P3"/>
      <text:p text:style-name="P5">ПРИЧИНЫ ПОЯВЛЕНИЯ ДИСТРИБУТИВА.</text:p>
      <text:p text:style-name="Standard"><text:tab/>Calmira создавалась с несколькими целями. Во-первых, предоставление пользователю легковесной системы, которая смогла бы работать на оборудовании начала двухтысячных. Большинство "легковесных" дистрибутивов начинало отжирать столько ресурсов ПК, сколько не снилось даже <text:s/>самому жирному дистрибутиву. Разработчику Calmira же это не нравилось.</text:p>
      <text:p text:style-name="Standard"><text:tab/>Во-вторых, предоставление классического «олдскульного» окружения, которое нравилось в своё время матёрым линуксоидам. В некоторых случаях это даже лучше современного.</text:p>
      <text:p text:style-name="Standard"><text:tab/>В-третьих, недовольство современными дистрибутивами. Одни не уважают частную жизнь и свободу пользователя, другие очень медленные и нестабильные, у третьих ужасные системные компоненты и т.д. Поэтому неплохо было бы сделать дистрибутив «для себя», «для души», и поделиться наработками с сообществом. Так же дистрибутив должен быть надёжным. Конечно, на данный момент, Calmira не такая надёжная, как планировалось, но все баги и недоработки исправляются, дистрибутив активно развивается.</text:p>
      <text:p text:style-name="Standard"><text:tab/>В-четвёртых, в большинстве дистрибутивов Linux было установлено большое число абсолютно ненужного ПО, которое только занимало место, но не более. В новой системе Calmira этого же быть не должно. Она должна быть максимально лёгкой и без лишнего мусора, но, одновременно, и не в ущерб функциональности. Более того - в Calmira предоставляется только свободное/открытое ПО, что так же неплохо опытным пользователям.</text:p>
      <text:p text:style-name="Standard"><text:tab/>Calmira была названа в честь одноимённой графической оболочки для Windows 3.11. Первоначально планировалось назвать дистрибутив «CalmiraOS», но через некоторое время было принято название «Calmira GNU/Linux».</text:p>
      <text:p text:style-name="P1"><text:tab/><text:span text:style-name="T1">Больше информации можете узнать в [истории](history.md) дистрибутива.</text:span></text:p>
      <text:p text:style-name="P4">ПЛАН ВЫХОДА РЕЛИЗОВ.</text:p>
      <text:p text:style-name="Standard"><text:tab/>Совсем недавно был сформирован план выхода релизов. Точных дат выхода нет, так как не всегда можно уложиться в поставленные сроки. Однако, тестовая версия дистрибутива выходит 5 числа определённого месяца, а стабильная - 15 числа (не обязательно того же месяца). Перед выходом тестовой версии на GitHub выкладывается временный инструментарий, с помощью которого собиралась система (если таковой инструментарий был создан, чаще всего используются давно созданные). 5-го числа выкладывается тестовая версия системы, а 15 (не обязательно того же месяца) - окончательный релиз. Всё это можно найти в разделе <text:a xlink:type="simple" xlink:href="https://github.com/Linuxoi85/CalmiraLinux/releases" text:style-name="Internet_20_link" text:visited-style-name="Visited_20_Internet_20_Link">Releases</text:a>.</text:p>
      <text:p text:style-name="Standard"><text:tab/>Кандидаты в релизы обычно не выкладываются на GitHub, а сохраняются в архиве у автора. Тестирование релиз-кандидатов закрытое. О внесении правок и изменений не известно никому.</text:p>
      <text:p text:style-name="Standard"/>
      <text:p text:style-name="Standard"/>
      <text:p text:style-name="P4"><text:soft-page-break/>ОБНОВЛЕНИЯ ПАКЕТОВ.</text:p>
      <text:p text:style-name="Standard"><text:tab/>На данный момент, обновления пакетов предоставляются только для текущего релиза. Наладить подобный механизм в предыдущих версиях затруднительно.</text:p>
      <text:p text:style-name="Standard"/>
      <text:p text:style-name="Standard"><draw:line text:anchor-type="paragraph" draw:z-index="0" draw:name="Фигура1" draw:style-name="gr1" draw:text-style-name="P7" svg:x1="0.272cm" svg:y1="1.053cm" svg:x2="17.338cm" svg:y2="1.053cm"><text:p/></draw:line></text:p>
      <text:p text:style-name="Standard"/>
      <text:p text:style-name="Standard"/>
      <text:p text:style-name="Standard"/>
      <text:p text:style-name="P6"><text:span text:style-name="T3">Далее: </text:span><text:a xlink:type="simple" xlink:href="../history.odt" text:style-name="Internet_20_link" text:visited-style-name="Visited_20_Internet_20_Link"><text:span text:style-name="T2">История развития Calmira GNU/Linux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20:53:29.282645903</meta:creation-date>
    <dc:date>2021-07-31T08:53:22.023772492</dc:date>
    <meta:editing-duration>PT7M50S</meta:editing-duration>
    <meta:editing-cycles>3</meta:editing-cycles>
    <meta:generator>LibreOffice/7.1.5.2$Linux_X86_64 LibreOffice_project/10$Build-2</meta:generator>
    <dc:description>О дистрибутиве Calmira GNU/Linux. С первой версии до наших дней.</dc:description>
    <dc:title>О Calmira GNU/Linux</dc:title>
    <meta:document-statistic meta:table-count="0" meta:image-count="0" meta:object-count="0" meta:page-count="2" meta:paragraph-count="17" meta:word-count="400" meta:character-count="3101" meta:non-whitespace-character-count="2706"/>
  </office:meta>
</office:document-meta>
</file>